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1778in"/>
    </style:style>
    <style:style style:name="Table1.B" style:family="table-column">
      <style:table-column-properties style:column-width="5.315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style:font-name="Liberation Sans" fo:font-size="12pt" officeooo:paragraph-rsid="00028313" style:font-size-asian="12pt" style:font-size-complex="12pt"/>
    </style:style>
    <style:style style:name="P3" style:family="paragraph" style:parent-style-name="Standard">
      <style:paragraph-properties fo:text-align="justify" style:justify-single-word="false"/>
      <style:text-properties style:font-name="Liberation Sans" fo:font-size="12pt" officeooo:paragraph-rsid="0007584a" style:font-size-asian="12pt" style:font-size-complex="12pt"/>
    </style:style>
    <style:style style:name="P4" style:family="paragraph" style:parent-style-name="Standard">
      <style:paragraph-properties fo:text-align="justify" style:justify-single-word="false"/>
      <style:text-properties style:font-name="Liberation Sans" officeooo:paragraph-rsid="0007584a"/>
    </style:style>
    <style:style style:name="P5"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28313" officeooo:paragraph-rsid="00028313" style:font-weight-asian="bold" style:font-weight-complex="bold"/>
    </style:style>
    <style:style style:name="P6"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7584a" officeooo:paragraph-rsid="0007584a" style:font-weight-asian="bold" style:font-weight-complex="bold"/>
    </style:style>
    <style:style style:name="P7" style:family="paragraph" style:parent-style-name="Standard">
      <style:paragraph-properties fo:text-align="justify" style:justify-single-word="false"/>
      <style:text-properties style:font-name="Liberation Sans" fo:font-weight="normal" officeooo:rsid="0007584a" officeooo:paragraph-rsid="0007584a" style:font-weight-asian="normal" style:font-weight-complex="normal"/>
    </style:style>
    <style:style style:name="P8" style:family="paragraph" style:parent-style-name="Standard">
      <style:paragraph-properties fo:text-align="justify" style:justify-single-word="false"/>
      <style:text-properties style:font-name="Liberation Sans" officeooo:rsid="0007584a" officeooo:paragraph-rsid="0007584a"/>
    </style:style>
    <style:style style:name="P9" style:family="paragraph" style:parent-style-name="Standard">
      <style:paragraph-properties fo:text-align="justify" style:justify-single-word="false"/>
      <style:text-properties style:font-name="Liberation Sans" style:text-underline-style="none" fo:font-weight="normal" officeooo:rsid="00028313" officeooo:paragraph-rsid="0022d507" style:font-weight-asian="normal" style:font-weight-complex="normal"/>
    </style:style>
    <style:style style:name="P10" style:family="paragraph" style:parent-style-name="Standard">
      <style:paragraph-properties fo:text-align="justify" style:justify-single-word="false"/>
      <style:text-properties style:font-name="Liberation Sans" style:text-underline-style="none" fo:font-weight="normal" officeooo:rsid="0021d307" officeooo:paragraph-rsid="0021d307" style:font-weight-asian="normal" style:font-weight-complex="normal"/>
    </style:style>
    <style:style style:name="P11" style:family="paragraph" style:parent-style-name="Standard">
      <style:paragraph-properties fo:text-align="justify" style:justify-single-word="false"/>
      <style:text-properties style:font-name="Liberation Sans" style:text-underline-style="none" fo:font-weight="normal" officeooo:rsid="0021d307" officeooo:paragraph-rsid="0022d507" style:font-weight-asian="normal" style:font-weight-complex="normal"/>
    </style:style>
    <style:style style:name="P12" style:family="paragraph" style:parent-style-name="Standard">
      <style:paragraph-properties fo:text-align="justify" style:justify-single-word="false"/>
      <style:text-properties style:font-name="Liberation Sans" style:text-underline-style="none" fo:font-weight="normal" officeooo:rsid="0021d307" officeooo:paragraph-rsid="002682a0" style:font-weight-asian="normal" style:font-weight-complex="normal"/>
    </style:style>
    <style:style style:name="P13" style:family="paragraph" style:parent-style-name="Standard">
      <style:paragraph-properties fo:text-align="justify" style:justify-single-word="false"/>
      <style:text-properties style:font-name="Liberation Sans" style:text-underline-style="none" fo:font-weight="normal" officeooo:rsid="002a2bcd" officeooo:paragraph-rsid="002a2bcd" style:font-weight-asian="normal" style:font-weight-complex="normal"/>
    </style:style>
    <style:style style:name="P14" style:family="paragraph" style:parent-style-name="Standard">
      <style:paragraph-properties fo:text-align="justify" style:justify-single-word="false"/>
      <style:text-properties style:font-name="Liberation Sans" style:text-underline-style="none" fo:font-weight="normal" officeooo:rsid="002a2bcd" officeooo:paragraph-rsid="0021d307" style:font-weight-asian="normal" style:font-weight-complex="normal"/>
    </style:style>
    <style:style style:name="P15"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2587ae"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2682a0"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21d307"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3936d6"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Liberation Sans" fo:font-style="normal" style:text-underline-style="none" fo:font-weight="normal" officeooo:rsid="0087a954" officeooo:paragraph-rsid="002587a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Liberation Sans" fo:font-style="normal" style:text-underline-style="none" fo:font-weight="normal" officeooo:rsid="00897aa1" officeooo:paragraph-rsid="002587ae"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Liberation Sans" fo:font-style="normal" style:text-underline-style="none" fo:font-weight="normal" officeooo:rsid="00897aa1" officeooo:paragraph-rsid="003f7541"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Liberation Sans" fo:font-style="normal" style:text-underline-style="none" fo:font-weight="normal" officeooo:rsid="00820d0b" officeooo:paragraph-rsid="002587ae"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Liberation Sans" fo:font-style="normal" style:text-underline-style="none" fo:font-weight="normal" officeooo:rsid="00820d0b" officeooo:paragraph-rsid="003adb1a"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Liberation Sans" fo:font-style="normal" style:text-underline-style="none" fo:font-weight="normal" officeooo:rsid="002682a0" officeooo:paragraph-rsid="002682a0"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Liberation Sans" fo:font-style="normal" style:text-underline-style="none" fo:font-weight="normal" officeooo:rsid="002682a0" officeooo:paragraph-rsid="003936d6"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Liberation Sans" fo:font-style="normal" style:text-underline-style="none" fo:font-weight="normal" officeooo:rsid="002ba4ab" officeooo:paragraph-rsid="002ba4ab"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Liberation Sans" fo:font-style="normal" style:text-underline-style="none" fo:font-weight="normal" officeooo:rsid="002ba4ab" officeooo:paragraph-rsid="002cd5eb"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Liberation Sans" fo:font-style="normal" style:text-underline-style="none" fo:font-weight="normal" officeooo:rsid="002ba4ab" officeooo:paragraph-rsid="00455cb9"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30d452"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Liberation Sans" fo:font-style="normal" style:text-underline-style="none" fo:font-weight="normal" officeooo:rsid="0030d452" officeooo:paragraph-rsid="00352e86"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Liberation Sans" fo:font-style="normal" style:text-underline-style="none" fo:font-weight="normal" officeooo:rsid="00352e86" officeooo:paragraph-rsid="00352e86"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Liberation Sans" fo:font-style="normal" style:text-underline-style="none" fo:font-weight="normal" officeooo:rsid="003682c5" officeooo:paragraph-rsid="003682c5"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Liberation Sans" fo:font-style="normal" style:text-underline-style="none" fo:font-weight="normal" officeooo:rsid="004ad997" officeooo:paragraph-rsid="004ad997"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Liberation Sans" fo:font-style="normal" style:text-underline-style="none" fo:font-weight="normal" officeooo:rsid="004e0daa" officeooo:paragraph-rsid="004e0daa"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820d0b" officeooo:paragraph-rsid="002587ae"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305f69" officeooo:paragraph-rsid="00305f69"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style:font-name="Liberation Sans" fo:font-style="normal" fo:font-weight="normal" officeooo:rsid="0020cb3d" officeooo:paragraph-rsid="0022602e"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Liberation Sans" fo:font-style="normal" fo:font-weight="normal" officeooo:rsid="00339572" officeooo:paragraph-rsid="0022602e"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Liberation Sans" fo:font-style="normal" fo:font-weight="normal" officeooo:rsid="003bda2f" officeooo:paragraph-rsid="0022602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Liberation Sans" fo:font-style="normal" fo:font-weight="normal" officeooo:rsid="003bda2f" officeooo:paragraph-rsid="0036b7e0"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Liberation Sans" fo:font-style="normal" fo:font-weight="normal" officeooo:rsid="00a4e024" officeooo:paragraph-rsid="0022602e"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Liberation Sans" fo:font-style="normal" fo:font-weight="normal" officeooo:rsid="002fc8ed" officeooo:paragraph-rsid="0022602e"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Liberation Sans" fo:font-style="normal" fo:font-weight="normal" officeooo:rsid="0036b7e0" officeooo:paragraph-rsid="0036b7e0"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iberation Sans" fo:font-style="normal" fo:font-weight="normal" officeooo:rsid="003a1103" officeooo:paragraph-rsid="0022602e"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Liberation Sans" fo:font-style="normal" fo:font-weight="normal" officeooo:rsid="00a48da8" officeooo:paragraph-rsid="0022602e"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iberation Sans" fo:font-style="normal" fo:font-weight="normal" officeooo:rsid="002744b0" officeooo:paragraph-rsid="003730f8"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Liberation Sans" fo:font-style="normal" fo:font-weight="normal" officeooo:rsid="0027ef10" officeooo:paragraph-rsid="003730f8"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Liberation Sans" fo:font-style="normal" fo:font-weight="normal" officeooo:rsid="003410e3" officeooo:paragraph-rsid="003730f8"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Liberation Sans" fo:font-style="normal" fo:font-weight="normal" officeooo:rsid="004208fa" officeooo:paragraph-rsid="003730f8"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font-name="Liberation Sans" fo:font-style="normal" fo:font-weight="normal" officeooo:rsid="004256b5" officeooo:paragraph-rsid="003730f8"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font-name="Liberation Sans" fo:font-style="normal" fo:font-weight="normal" officeooo:rsid="008b1773" officeooo:paragraph-rsid="003730f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Liberation Sans" fo:font-style="normal" fo:font-weight="normal" officeooo:rsid="003dff47" officeooo:paragraph-rsid="003dff4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Liberation Sans" fo:font-style="italic" style:text-underline-style="none" fo:font-weight="normal" officeooo:rsid="00897aa1" officeooo:paragraph-rsid="002682a0" style:font-style-asian="italic" style:font-weight-asian="normal" style:font-style-complex="italic" style:font-weight-complex="normal"/>
    </style:style>
    <style:style style:name="P54" style:family="paragraph" style:parent-style-name="Standard">
      <style:paragraph-properties fo:text-align="justify" style:justify-single-word="false"/>
      <style:text-properties style:font-name="Liberation Sans" fo:font-style="italic" fo:font-weight="bold" officeooo:rsid="002744b0" officeooo:paragraph-rsid="003730f8" style:font-style-asian="italic" style:font-weight-asian="bold" style:font-style-complex="italic" style:font-weight-complex="bold"/>
    </style:style>
    <style:style style:name="P55" style:family="paragraph" style:parent-style-name="Standard">
      <style:paragraph-properties fo:text-align="justify" style:justify-single-word="false"/>
      <style:text-properties style:font-name="Liberation Sans" officeooo:rsid="00028313" officeooo:paragraph-rsid="00028313"/>
    </style:style>
    <style:style style:name="P56" style:family="paragraph" style:parent-style-name="Standard">
      <style:paragraph-properties fo:text-align="justify" style:justify-single-word="false"/>
      <style:text-properties style:font-name="Liberation Sans" officeooo:rsid="00028313" officeooo:paragraph-rsid="0007584a"/>
    </style:style>
    <style:style style:name="P57" style:family="paragraph" style:parent-style-name="Standard">
      <style:paragraph-properties fo:text-align="justify" style:justify-single-word="false"/>
      <style:text-properties style:font-name="Liberation Sans" officeooo:rsid="002744b0" officeooo:paragraph-rsid="003730f8"/>
    </style:style>
    <style:style style:name="P58" style:family="paragraph" style:parent-style-name="Standard">
      <style:paragraph-properties fo:text-align="justify" style:justify-single-word="false"/>
      <style:text-properties fo:color="#800000" style:font-name="Liberation Sans" fo:font-style="italic" style:text-underline-style="none" fo:font-weight="bold" officeooo:rsid="0087a954" officeooo:paragraph-rsid="002587ae" style:font-style-asian="italic" style:font-weight-asian="bold" style:font-style-complex="italic" style:font-weight-complex="bold"/>
    </style:style>
    <style:style style:name="P59" style:family="paragraph" style:parent-style-name="Standard">
      <style:paragraph-properties fo:text-align="justify" style:justify-single-word="false"/>
      <style:text-properties fo:color="#800000" style:font-name="Liberation Sans" fo:font-style="italic" style:text-underline-style="none" fo:font-weight="bold" officeooo:rsid="005eb583" officeooo:paragraph-rsid="003730f8" style:font-style-asian="italic" style:font-weight-asian="bold" style:font-style-complex="italic" style:font-weight-complex="bold"/>
    </style:style>
    <style:style style:name="P60" style:family="paragraph" style:parent-style-name="Standard">
      <style:paragraph-properties fo:text-align="justify" style:justify-single-word="false"/>
      <style:text-properties fo:color="#800000" style:font-name="Liberation Sans" fo:font-style="italic" style:text-underline-style="none" fo:font-weight="bold" officeooo:rsid="00897aa1" officeooo:paragraph-rsid="003f7541" style:font-style-asian="italic" style:font-weight-asian="bold" style:font-style-complex="italic" style:font-weight-complex="bold"/>
    </style:style>
    <style:style style:name="P61" style:family="paragraph" style:parent-style-name="Standard">
      <style:paragraph-properties fo:text-align="justify" style:justify-single-word="false"/>
      <style:text-properties fo:color="#800000" style:font-name="Liberation Sans" fo:font-style="italic" fo:font-weight="bold" officeooo:rsid="003226c6" officeooo:paragraph-rsid="0022602e" style:font-style-asian="italic" style:font-weight-asian="bold" style:font-style-complex="italic" style:font-weight-complex="bold"/>
    </style:style>
    <style:style style:name="P62" style:family="paragraph" style:parent-style-name="Standard">
      <style:paragraph-properties fo:text-align="justify" style:justify-single-word="false"/>
      <style:text-properties fo:color="#800000" style:font-name="Liberation Sans" fo:font-style="italic" fo:font-weight="bold" officeooo:rsid="004c72b3" officeooo:paragraph-rsid="0022602e" style:font-style-asian="italic" style:font-weight-asian="bold" style:font-style-complex="italic" style:font-weight-complex="bold"/>
    </style:style>
    <style:style style:name="P63" style:family="paragraph" style:parent-style-name="Standard">
      <style:paragraph-properties fo:text-align="justify" style:justify-single-word="false"/>
      <style:text-properties fo:color="#800000" style:font-name="Liberation Sans" fo:font-style="normal" style:text-underline-style="none" fo:font-weight="bold" officeooo:rsid="008dc0d8" officeooo:paragraph-rsid="002587ae"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color="#800000" style:font-name="Liberation Sans" fo:font-style="normal" style:text-underline-style="none" fo:font-weight="normal" officeooo:rsid="00820d0b" officeooo:paragraph-rsid="0022602e"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color="#800000" style:font-name="Liberation Sans" fo:font-style="normal" style:text-underline-style="none" fo:font-weight="normal" officeooo:rsid="00a9b85e" officeooo:paragraph-rsid="003730f8"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color="#800000" style:font-name="Liberation Sans" fo:font-style="normal" fo:font-weight="normal" officeooo:rsid="00a4e024" officeooo:paragraph-rsid="0022602e"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color="#800000" style:font-name="Liberation Sans" fo:font-style="normal" fo:font-weight="normal" officeooo:rsid="00a4e024" officeooo:paragraph-rsid="0021d307"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color="#000000" style:font-name="Liberation Sans" fo:font-style="normal" fo:font-weight="normal" officeooo:rsid="00a4e024" officeooo:paragraph-rsid="0022602e"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color="#000000" style:font-name="Liberation Sans" fo:font-style="normal" style:text-underline-style="none" fo:font-weight="normal" officeooo:rsid="0085d2e8" officeooo:paragraph-rsid="002682a0"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color="#000000" style:font-name="Liberation Sans" fo:font-style="normal" style:text-underline-style="none" fo:font-weight="normal" officeooo:rsid="00a19314" officeooo:paragraph-rsid="002587ae"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color="#000000" style:font-name="Liberation Sans" fo:font-style="normal" style:text-underline-style="none" fo:font-weight="normal" officeooo:rsid="00a19314" officeooo:paragraph-rsid="003936d6"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color="#000000" style:font-name="Liberation Sans" fo:font-style="normal" style:text-underline-style="none" fo:font-weight="normal" officeooo:rsid="00a48da8" officeooo:paragraph-rsid="0022602e"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color="#000000" style:font-name="Liberation Sans" fo:font-style="normal" style:text-underline-style="none" fo:font-weight="normal" officeooo:rsid="00a48da8" officeooo:paragraph-rsid="004c72b3"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color="#000000" style:font-name="Liberation Sans" fo:font-style="normal" style:text-underline-style="solid" style:text-underline-width="auto" style:text-underline-color="font-color" fo:font-weight="bold" officeooo:rsid="00a48da8" officeooo:paragraph-rsid="0022602e"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fo:color="#000000" style:font-name="Liberation Sans" fo:font-style="normal" style:text-underline-style="solid" style:text-underline-width="auto" style:text-underline-color="font-color" fo:font-weight="bold" officeooo:rsid="00820d0b" officeooo:paragraph-rsid="003f7541"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fo:color="#000000" fo:font-style="normal" fo:font-weight="normal" officeooo:rsid="002883ff" officeooo:paragraph-rsid="002587ae"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color="#ce181e" style:font-name="Liberation Sans" fo:font-style="normal" style:text-underline-style="none" fo:font-weight="normal" officeooo:rsid="002ba4ab" officeooo:paragraph-rsid="002ba4ab"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color="#ce181e" style:font-name="Liberation Sans" fo:font-style="normal" fo:font-weight="normal" officeooo:rsid="00a4e024" officeooo:paragraph-rsid="0021d307"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style:use-window-font-color="true" style:font-name="Liberation Sans" fo:font-style="normal" style:text-underline-style="none" fo:font-weight="normal" officeooo:rsid="0043dd02" officeooo:paragraph-rsid="0043dd02"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style:use-window-font-color="true" style:font-name="Liberation Sans" fo:font-size="10pt" fo:font-style="normal" fo:font-weight="normal" officeooo:rsid="00460696" officeooo:paragraph-rsid="00460696" style:font-size-asian="10pt" style:font-style-asian="normal" style:font-weight-asian="normal" style:font-size-complex="10pt" style:font-style-complex="normal" style:font-weight-complex="normal"/>
    </style:style>
    <style:style style:name="P81" style:family="paragraph" style:parent-style-name="Standard">
      <style:paragraph-properties fo:text-align="justify" style:justify-single-word="false"/>
      <style:text-properties fo:color="#72bf44" style:font-name="Liberation Sans" fo:font-style="normal" fo:font-weight="bold" officeooo:rsid="003dff47" officeooo:paragraph-rsid="0022602e" style:font-style-asian="normal" style:font-weight-asian="bold" style:font-style-complex="normal" style:font-weight-complex="bold"/>
    </style:style>
    <style:style style:name="P82"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27ab7c" officeooo:paragraph-rsid="0007584a"/>
    </style:style>
    <style:style style:name="P8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07584a" officeooo:paragraph-rsid="00028313"/>
    </style:style>
    <style:style style:name="P8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899b42" officeooo:paragraph-rsid="002587ae" style:font-style-asian="normal" style:font-weight-asian="normal" style:font-style-complex="normal" style:font-weight-complex="normal"/>
    </style:style>
    <style:style style:name="P8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899b42" officeooo:paragraph-rsid="003f7541" style:font-style-asian="normal" style:font-weight-asian="normal" style:font-style-complex="normal" style:font-weight-complex="normal"/>
    </style:style>
    <style:style style:name="P86" style:family="paragraph" style:parent-style-name="Standard">
      <style:paragraph-properties fo:text-align="justify" style:justify-single-word="false" fo:break-before="page"/>
      <style:text-properties style:font-name="Liberation Sans" fo:font-style="normal" style:text-underline-style="solid" style:text-underline-width="auto" style:text-underline-color="font-color" fo:font-weight="bold" officeooo:rsid="002744b0" officeooo:paragraph-rsid="003730f8"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339572" officeooo:paragraph-rsid="002ba4ab" style:font-style-asian="normal" style:font-weight-asian="bold" style:font-style-complex="normal" style:font-weight-complex="bold"/>
    </style:style>
    <style:style style:name="P88" style:family="paragraph" style:parent-style-name="Heading_20_3">
      <style:text-properties officeooo:paragraph-rsid="004e0daa"/>
    </style:style>
    <style:style style:name="P89" style:family="paragraph" style:parent-style-name="Heading_20_3">
      <style:paragraph-properties fo:break-before="page"/>
    </style:style>
    <style:style style:name="P90" style:family="paragraph" style:parent-style-name="Heading_20_2">
      <style:paragraph-properties fo:text-align="center" style:justify-single-word="false"/>
    </style:style>
    <style:style style:name="P91" style:family="paragraph">
      <loext:graphic-properties draw:fill="none" draw:fill-color="#ffffff"/>
      <style:text-properties style:font-name="Liberation Mono"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22d507" style:font-weight-asian="bold" style:font-weight-complex="bold"/>
    </style:style>
    <style:style style:name="T3" style:family="text">
      <style:text-properties fo:font-weight="bold" officeooo:rsid="002a2bc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897aa1" style:font-style-asian="italic" style:font-style-complex="italic"/>
    </style:style>
    <style:style style:name="T6" style:family="text">
      <style:text-properties fo:font-style="italic" officeooo:rsid="008ca16e" style:font-style-asian="italic" style:font-style-complex="italic"/>
    </style:style>
    <style:style style:name="T7" style:family="text">
      <style:text-properties fo:font-style="italic" officeooo:rsid="00899b42"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87a954" style:font-style-asian="italic" style:font-weight-asian="bold" style:font-style-complex="italic" style:font-weight-complex="bold"/>
    </style:style>
    <style:style style:name="T10" style:family="text">
      <style:text-properties fo:font-style="italic" fo:font-weight="bold" officeooo:rsid="0022d507" style:font-style-asian="italic" style:font-weight-asian="bold" style:font-style-complex="italic" style:font-weight-complex="bold"/>
    </style:style>
    <style:style style:name="T11" style:family="text">
      <style:text-properties fo:font-style="italic" fo:font-weight="bold" officeooo:rsid="002587ae" style:font-style-asian="italic" style:font-weight-asian="bold" style:font-style-complex="italic" style:font-weight-complex="bold"/>
    </style:style>
    <style:style style:name="T12" style:family="text">
      <style:text-properties fo:font-style="italic" fo:font-weight="bold" officeooo:rsid="002682a0" style:font-style-asian="italic" style:font-weight-asian="bold" style:font-style-complex="italic" style:font-weight-complex="bold"/>
    </style:style>
    <style:style style:name="T13" style:family="text">
      <style:text-properties officeooo:rsid="002570b5"/>
    </style:style>
    <style:style style:name="T14" style:family="text">
      <style:text-properties officeooo:rsid="003226c6"/>
    </style:style>
    <style:style style:name="T15" style:family="text">
      <style:text-properties fo:font-size="12pt" style:font-size-asian="12pt" style:font-size-complex="12pt"/>
    </style:style>
    <style:style style:name="T16" style:family="text">
      <style:text-properties fo:font-size="12pt" officeooo:rsid="0022d507" style:font-size-asian="12pt" style:font-size-complex="12pt"/>
    </style:style>
    <style:style style:name="T17" style:family="text">
      <style:text-properties fo:font-size="12pt" officeooo:rsid="0036bf48" style:font-size-asian="12pt" style:font-size-complex="12pt"/>
    </style:style>
    <style:style style:name="T18" style:family="text">
      <style:text-properties fo:font-size="12pt" officeooo:rsid="003f7541" style:font-size-asian="12pt" style:font-size-complex="12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899b42"/>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22602e" style:font-weight-asian="bold" style:font-weight-complex="bold"/>
    </style:style>
    <style:style style:name="T23" style:family="text">
      <style:text-properties style:text-underline-style="solid" style:text-underline-width="auto" style:text-underline-color="font-color" fo:font-weight="bold" officeooo:rsid="002587ae" style:font-weight-asian="bold" style:font-weight-complex="bold"/>
    </style:style>
    <style:style style:name="T24" style:family="text">
      <style:text-properties style:text-underline-style="solid" style:text-underline-width="auto" style:text-underline-color="font-color" officeooo:rsid="002883ff"/>
    </style:style>
    <style:style style:name="T25" style:family="text">
      <style:text-properties style:text-underline-style="solid" style:text-underline-width="auto" style:text-underline-color="font-color" officeooo:rsid="00a7168a"/>
    </style:style>
    <style:style style:name="T26" style:family="text">
      <style:text-properties officeooo:rsid="0021d307"/>
    </style:style>
    <style:style style:name="T27" style:family="text">
      <style:text-properties fo:color="#800000" fo:font-style="italic" fo:font-weight="bold" style:font-style-asian="italic" style:font-weight-asian="bold" style:font-style-complex="italic" style:font-weight-complex="bold"/>
    </style:style>
    <style:style style:name="T28" style:family="text">
      <style:text-properties fo:color="#800000" fo:font-style="italic" fo:font-weight="bold" officeooo:rsid="00820d0b" style:font-style-asian="italic" style:font-weight-asian="bold" style:font-style-complex="italic" style:font-weight-complex="bold"/>
    </style:style>
    <style:style style:name="T29" style:family="text">
      <style:text-properties fo:color="#800000" fo:font-style="italic" fo:font-weight="bold" officeooo:rsid="00899b42" style:font-style-asian="italic" style:font-weight-asian="bold" style:font-style-complex="italic" style:font-weight-complex="bold"/>
    </style:style>
    <style:style style:name="T30" style:family="text">
      <style:text-properties fo:color="#800000" fo:font-style="italic" fo:font-weight="bold" officeooo:rsid="00a19314" style:font-style-asian="italic" style:font-weight-asian="bold" style:font-style-complex="italic" style:font-weight-complex="bold"/>
    </style:style>
    <style:style style:name="T31" style:family="text">
      <style:text-properties fo:color="#800000" fo:font-style="italic" fo:font-weight="bold" officeooo:rsid="004ad997" style:font-style-asian="italic" style:font-weight-asian="bold" style:font-style-complex="italic" style:font-weight-complex="bold"/>
    </style:style>
    <style:style style:name="T32" style:family="text">
      <style:text-properties fo:color="#800000" fo:font-style="italic" officeooo:rsid="00a4e024" style:font-style-asian="italic" style:font-style-complex="italic"/>
    </style:style>
    <style:style style:name="T33" style:family="text">
      <style:text-properties fo:color="#800000" fo:font-weight="bold" officeooo:rsid="00931fa9" style:font-weight-asian="bold" style:font-weight-complex="bold"/>
    </style:style>
    <style:style style:name="T34" style:family="text">
      <style:text-properties fo:color="#800000" fo:font-weight="bold" officeooo:rsid="008dc0d8" style:font-weight-asian="bold" style:font-weight-complex="bold"/>
    </style:style>
    <style:style style:name="T35" style:family="text">
      <style:text-properties fo:color="#800000" officeooo:rsid="008dc0d8"/>
    </style:style>
    <style:style style:name="T36" style:family="text">
      <style:text-properties fo:color="#800000" officeooo:rsid="00820d0b"/>
    </style:style>
    <style:style style:name="T37" style:family="text">
      <style:text-properties fo:color="#800000" officeooo:rsid="004ad997"/>
    </style:style>
    <style:style style:name="T38" style:family="text">
      <style:text-properties officeooo:rsid="00303d72"/>
    </style:style>
    <style:style style:name="T39" style:family="text">
      <style:text-properties officeooo:rsid="00311a60"/>
    </style:style>
    <style:style style:name="T40" style:family="text">
      <style:text-properties officeooo:rsid="00a4e024"/>
    </style:style>
    <style:style style:name="T41" style:family="text">
      <style:text-properties officeooo:rsid="00a7168a"/>
    </style:style>
    <style:style style:name="T42" style:family="text">
      <style:text-properties officeooo:rsid="00a62684"/>
    </style:style>
    <style:style style:name="T43" style:family="text">
      <style:text-properties officeooo:rsid="00899b42"/>
    </style:style>
    <style:style style:name="T44" style:family="text">
      <style:text-properties officeooo:rsid="00897aa1"/>
    </style:style>
    <style:style style:name="T45" style:family="text">
      <style:text-properties officeooo:rsid="008ca16e"/>
    </style:style>
    <style:style style:name="T46" style:family="text">
      <style:text-properties officeooo:rsid="008dc0d8"/>
    </style:style>
    <style:style style:name="T47" style:family="text">
      <style:text-properties fo:color="#000000"/>
    </style:style>
    <style:style style:name="T48" style:family="text">
      <style:text-properties fo:color="#000000" officeooo:rsid="00a19314"/>
    </style:style>
    <style:style style:name="T49" style:family="text">
      <style:text-properties fo:color="#000000" style:text-underline-style="solid" style:text-underline-width="auto" style:text-underline-color="font-color" fo:font-weight="bold" officeooo:rsid="003adb1a" style:font-weight-asian="bold" style:font-weight-complex="bold"/>
    </style:style>
    <style:style style:name="T50" style:family="text">
      <style:text-properties fo:color="#000000" fo:font-style="italic" officeooo:rsid="00a19314" style:font-style-asian="italic" style:font-style-complex="italic"/>
    </style:style>
    <style:style style:name="T51" style:family="text">
      <style:text-properties fo:color="#000000" officeooo:rsid="003226c6"/>
    </style:style>
    <style:style style:name="T52" style:family="text">
      <style:text-properties fo:color="#000000" officeooo:rsid="003adb1a"/>
    </style:style>
    <style:style style:name="T53" style:family="text">
      <style:text-properties fo:color="#000000" fo:font-weight="bold" officeooo:rsid="008dc0d8" style:font-weight-asian="bold" style:font-weight-complex="bold"/>
    </style:style>
    <style:style style:name="T54" style:family="text">
      <style:text-properties officeooo:rsid="0022d507"/>
    </style:style>
    <style:style style:name="T55" style:family="text">
      <style:text-properties officeooo:rsid="002587ae"/>
    </style:style>
    <style:style style:name="T56" style:family="text">
      <style:text-properties fo:font-style="normal" officeooo:rsid="002587ae" style:font-style-asian="normal" style:font-style-complex="normal"/>
    </style:style>
    <style:style style:name="T5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8" style:family="text">
      <style:text-properties text:display="none"/>
    </style:style>
    <style:style style:name="T59" style:family="text">
      <style:text-properties officeooo:rsid="0026333d"/>
    </style:style>
    <style:style style:name="T60" style:family="text">
      <style:text-properties officeooo:rsid="002682a0"/>
    </style:style>
    <style:style style:name="T61" style:family="text">
      <style:text-properties officeooo:rsid="0027bf3c"/>
    </style:style>
    <style:style style:name="T62" style:family="text">
      <style:text-properties officeooo:rsid="002883ff"/>
    </style:style>
    <style:style style:name="T63" style:family="text">
      <style:text-properties officeooo:rsid="002a2bcd"/>
    </style:style>
    <style:style style:name="T64" style:family="text">
      <style:text-properties officeooo:rsid="002ba4ab"/>
    </style:style>
    <style:style style:name="T65" style:family="text">
      <style:text-properties officeooo:rsid="002cd5eb"/>
    </style:style>
    <style:style style:name="T66" style:family="text">
      <style:text-properties officeooo:rsid="00305f69"/>
    </style:style>
    <style:style style:name="T67" style:family="text">
      <style:text-properties officeooo:rsid="0030d452"/>
    </style:style>
    <style:style style:name="T68" style:family="text">
      <style:text-properties officeooo:rsid="00344cbd"/>
    </style:style>
    <style:style style:name="T69" style:family="text">
      <style:text-properties officeooo:rsid="0036b7e0"/>
    </style:style>
    <style:style style:name="T70" style:family="text">
      <style:text-properties officeooo:rsid="003730f8"/>
    </style:style>
    <style:style style:name="T71" style:family="text">
      <style:text-properties officeooo:rsid="00c7546f"/>
    </style:style>
    <style:style style:name="T72" style:family="text">
      <style:text-properties officeooo:rsid="0027ef10"/>
    </style:style>
    <style:style style:name="T73" style:family="text">
      <style:text-properties officeooo:rsid="00375f84"/>
    </style:style>
    <style:style style:name="T74" style:family="text">
      <style:text-properties officeooo:rsid="003936d6"/>
    </style:style>
    <style:style style:name="T75" style:family="text">
      <style:text-properties officeooo:rsid="003adb1a"/>
    </style:style>
    <style:style style:name="T76" style:family="text">
      <style:text-properties officeooo:rsid="003dff47"/>
    </style:style>
    <style:style style:name="T77" style:family="text">
      <style:text-properties officeooo:rsid="003f7541"/>
    </style:style>
    <style:style style:name="T78" style:family="text">
      <style:text-properties officeooo:rsid="00408f81"/>
    </style:style>
    <style:style style:name="T79" style:family="text">
      <style:text-properties officeooo:rsid="0043dd02"/>
    </style:style>
    <style:style style:name="T80" style:family="text">
      <style:text-properties officeooo:rsid="00455cb9"/>
    </style:style>
    <style:style style:name="T81" style:family="text">
      <style:text-properties officeooo:rsid="00460696"/>
    </style:style>
    <style:style style:name="T82" style:family="text">
      <style:text-properties officeooo:rsid="00471f59"/>
    </style:style>
    <style:style style:name="T83" style:family="text">
      <style:text-properties fo:color="#ce181e" fo:font-style="italic" fo:font-weight="bold" style:font-style-asian="italic" style:font-weight-asian="bold" style:font-style-complex="italic" style:font-weight-complex="bold"/>
    </style:style>
    <style:style style:name="T84" style:family="text">
      <style:text-properties fo:color="#ce181e" fo:font-style="italic" fo:font-weight="bold" officeooo:rsid="00460696" style:font-style-asian="italic" style:font-weight-asian="bold" style:font-style-complex="italic" style:font-weight-complex="bold"/>
    </style:style>
    <style:style style:name="T85" style:family="text">
      <style:text-properties fo:color="#ce181e" fo:font-style="italic" fo:font-weight="bold" officeooo:rsid="00471f59" style:font-style-asian="italic" style:font-weight-asian="bold" style:font-style-complex="italic" style:font-weight-complex="bold"/>
    </style:style>
    <style:style style:name="T86" style:family="text">
      <style:text-properties fo:color="#ce181e" fo:font-style="italic" style:font-style-asian="italic" style:font-style-complex="italic"/>
    </style:style>
    <style:style style:name="T87" style:family="text">
      <style:text-properties fo:color="#ce181e" fo:font-style="italic" officeooo:rsid="00305f69" style:font-style-asian="italic" style:font-style-complex="italic"/>
    </style:style>
    <style:style style:name="T88" style:family="text">
      <style:text-properties fo:color="#ce181e" fo:font-style="italic" officeooo:rsid="004ad997" style:font-style-asian="italic" style:font-style-complex="italic"/>
    </style:style>
    <style:style style:name="T89" style:family="text">
      <style:text-properties officeooo:rsid="00491b89"/>
    </style:style>
    <style:style style:name="T90" style:family="text">
      <style:text-properties officeooo:rsid="004a249d"/>
    </style:style>
    <style:style style:name="T91" style:family="text">
      <style:text-properties officeooo:rsid="004ad997"/>
    </style:style>
    <style:style style:name="T92" style:family="text">
      <style:text-properties style:use-window-font-color="true" officeooo:rsid="004ad997"/>
    </style:style>
    <style:style style:name="T93" style:family="text">
      <style:text-properties style:use-window-font-color="true" officeooo:rsid="004c72b3"/>
    </style:style>
    <style:style style:name="T94" style:family="text">
      <style:text-properties officeooo:rsid="004c72b3"/>
    </style:style>
    <style:style style:name="T95" style:family="text">
      <style:text-properties officeooo:rsid="004e0daa"/>
    </style:style>
    <style:style style:name="T96" style:family="text">
      <style:text-properties officeooo:rsid="004f883c"/>
    </style:style>
    <style:style style:name="T97" style:family="text">
      <style:text-properties officeooo:rsid="0050dc1b"/>
    </style:style>
    <style:style style:name="T98" style:family="text">
      <style:text-properties style:font-name="Liberation Mono" fo:font-size="8pt" style:font-size-asian="8pt" style:font-size-complex="8pt"/>
    </style:style>
    <style:style style:name="gr1" style:family="graphic">
      <style:graphic-properties draw:stroke="none" svg:stroke-color="#000000" draw:fill="none" draw:fill-color="#ffffff" fo:min-height="2.766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2"><text:bookmark-start text:name="__RefHeading___Toc3006_507839422"/>SOSCIP <text:span text:style-name="T89">MIST</text:span> GPU JOB SUBMISSION<text:bookmark-end text:name="__RefHeading___Toc3006_507839422"/></text:h>
      <text:p text:style-name="P2"/>
      <table:table table:name="Table1" table:style-name="Table1">
        <table:table-column table:style-name="Table1.A"/>
        <table:table-column table:style-name="Table1.B"/>
        <table:table-row table:style-name="Table1.1">
          <table:table-cell table:style-name="Table1.A1" office:value-type="string">
            <text:p text:style-name="P3">Objective</text:p>
          </table:table-cell>
          <table:table-cell table:style-name="Table1.A1" office:value-type="string">
            <text:p text:style-name="P3">A guide <text:span text:style-name="T14">for submitting jobs in SOSCIP GPU Platform</text:span></text:p>
          </table:table-cell>
        </table:table-row>
        <table:table-row table:style-name="Table1.1">
          <table:table-cell table:style-name="Table1.A1" office:value-type="string">
            <text:p text:style-name="P3">Author</text:p>
          </table:table-cell>
          <table:table-cell table:style-name="Table1.A1" office:value-type="string">
            <text:p text:style-name="P3">Andre <text:span text:style-name="T13">Rosa</text:span></text:p>
          </table:table-cell>
        </table:table-row>
        <table:table-row table:style-name="Table1.1">
          <table:table-cell table:style-name="Table1.A1" office:value-type="string">
            <text:p text:style-name="P3">Date</text:p>
          </table:table-cell>
          <table:table-cell table:style-name="Table1.A1" office:value-type="string">
            <text:p text:style-name="P4"><text:span text:style-name="T16">08NOV</text:span><text:span text:style-name="T15">2018, </text:span><text:span text:style-name="T17">22NOV2018, 06DEC2018, </text:span><text:span text:style-name="T18">06OCT2020</text:span></text:p>
          </table:table-cell>
        </table:table-row>
        <table:table-row table:style-name="Table1.1">
          <table:table-cell table:style-name="Table1.A1" office:value-type="string">
            <text:p text:style-name="P3">Version</text:p>
          </table:table-cell>
          <table:table-cell table:style-name="Table1.A1" office:value-type="string">
            <text:p text:style-name="P3"><text:span text:style-name="T79">2</text:span>.0</text:p>
          </table:table-cell>
        </table:table-row>
      </table:table>
      <text:p text:style-name="P82"/>
      <text:p text:style-name="P8"/>
      <text:p text:style-name="P6">Introduction</text:p>
      <text:p text:style-name="P6"/>
      <text:p text:style-name="P7"><text:tab/><text:span text:style-name="T26">The objective of this document is to teach new users how to submit jobs to SOSCIP GPU Platform. </text:span></text:p>
      <text:p text:style-name="P7"/>
      <text:p text:style-name="P83"/>
      <text:p text:style-name="P56"/>
      <text:p text:style-name="P56"/>
      <text:p text:style-name="P56"/>
      <text:h text:style-name="P89" text:outline-level="3"><text:bookmark-start text:name="__RefHeading___Toc3008_507839422"/><text:span text:style-name="T21">1 – </text:span><text:toc-mark-start text:id="IMark94890021791704" text:outline-level="1"/><text:span text:style-name="T22">N</text:span><text:span text:style-name="T23">ODES AND FILE SYSTEMS</text:span><text:bookmark-end text:name="__RefHeading___Toc3008_507839422"/><text:toc-mark-end text:id="IMark94890021791704"/></text:h>
      <text:p text:style-name="P9"><text:tab/></text:p>
      <text:p text:style-name="P11"><text:tab/>Currently SOSCIP GPU Platform is composed of 14 nodes. Each node has 4 Nvidia Tesla GPU<text:span text:style-name="T74">s</text:span>. Imagine each node as an independent computer equipped with four powerful video boards <text:span text:style-name="T74">that can run in parallel</text:span>.</text:p>
      <text:p text:style-name="P9"/>
      <text:p text:style-name="P10"><text:tab/>SOSCIP GPU <text:span text:style-name="T55">Platform</text:span> shares the same file systems with others SCINET clusters as Blue Gene/Q. <text:span text:style-name="T59">Imagine each file system as an independent disk. The two main file systems we will use are $HOME and $SCRACTH that can be accessed with the cd command as: </text:span><text:span text:style-name="T10">cd $SCRACTH </text:span><text:span text:style-name="T56">or </text:span><text:span text:style-name="T11">cd $HOME</text:span></text:p>
      <text:p text:style-name="P10"><text:tab/><text:span text:style-name="T54">There are important differences between $SCRATCH and $HOME. </text:span></text:p>
      <text:p text:style-name="P11"><text:tab/><text:span text:style-name="T2">$HOME</text:span><text:span text:style-name="T54"> – disk space 100Gb only, backed-up. </text:span></text:p>
      <text:p text:style-name="P11"><text:span text:style-name="T54"><text:tab/></text:span><text:span text:style-name="T2">$SCRATCH </text:span><text:span text:style-name="T54">– disk space 25 Tb, no back-up.</text:span></text:p>
      <text:p text:style-name="P11"/>
      <text:p text:style-name="P12"><text:tab/><text:span text:style-name="T60">The absolute path for each file system follow the rule:</text:span></text:p>
      <text:p text:style-name="P12"><text:span text:style-name="T60"><text:tab/> </text:span><text:span text:style-name="T5">/type/</text:span><text:span text:style-name="T6">first_group_letter</text:span><text:span text:style-name="T5">/</text:span><text:span text:style-name="T6">group_name</text:span><text:span text:style-name="T5">/user_id</text:span></text:p>
      <text:p text:style-name="P16"><text:span text:style-name="T5"><text:tab/></text:span><text:span text:style-name="T7">Therefore the path to $SCRATCH, <text:s/>for a user named ‘andrevr’, from group ‘vida’, is: <text:tab/></text:span><text:span text:style-name="T29">/scratch/v/vida/andrevr</text:span></text:p>
      <text:p text:style-name="P53"/>
      <text:p text:style-name="P11"><text:tab/><text:span text:style-name="T74">As a good practice, because of disk space concerns, we will keep our Python code and other important files on $HOME while our video/experiment files on $SCRATCH.</text:span></text:p>
      <text:p text:style-name="P11"><text:tab/><text:span text:style-name="T55">As you can remember (from document 4), you must be located in scg01, the SOSCIP development node. <text:s/></text:span></text:p>
      <text:p text:style-name="P67"/>
      <text:p text:style-name="P17"/>
      <text:p text:style-name="P69"><text:tab/>To verify how much available disk <text:span text:style-name="T43">space</text:span> you have use the command <text:span text:style-name="T8">diskUsage -a</text:span></text:p>
      <text:p text:style-name="P67"/>
      <text:p text:style-name="P78"><text:tab/><text:span text:style-name="T95">During job execution HOME is read-only. Therefore all output must be written to SCRATCH</text:span></text:p>
      <text:p text:style-name="P67"/>
      <text:h text:style-name="Heading_20_3" text:outline-level="3"><text:bookmark-start text:name="__RefHeading___Toc3010_507839422"/><text:span text:style-name="T55">2</text:span> – <text:toc-mark-start text:id="IMark94890021921624" text:outline-level="1"/><text:toc-mark-start text:id="IMark94890022328728" text:outline-level="1"/>FILE TRANSFER WITH <text:span text:style-name="T73">SECURE COPY PROTOCOL (</text:span>SCP<text:toc-mark-end text:id="IMark94890022328728"/><text:span text:style-name="T73">)</text:span><text:bookmark-end text:name="__RefHeading___Toc3010_507839422"/><text:toc-mark-end text:id="IMark94890021921624"/></text:h>
      <text:p text:style-name="P15"/>
      <text:p text:style-name="P25"><text:tab/>The first problem a new user will face is how to transfer huge amounts of data from your current computer to SOSCIP.</text:p>
      <text:p text:style-name="P18"><text:span text:style-name="T60"><text:tab/>SOSCIP File System accept file transfer with the use of SCP (Secure Copy Protocol). Considering that the user name is </text:span><text:span text:style-name="T12">andrevr</text:span><text:span text:style-name="T60"> from the group </text:span><text:span text:style-name="T12">vida</text:span><text:span text:style-name="T60">, you shall proceed as follows.</text:span></text:p>
      <text:p text:style-name="P16"><text:tab/></text:p>
      <text:p text:style-name="P24"><text:tab/>From your <text:span text:style-name="T74">current</text:span> computer open a new terminal <text:span text:style-name="T74">window.</text:span></text:p>
      <text:p text:style-name="P15"/>
      <text:p text:style-name="P19">- Transfer a file <text:span text:style-name="T60">(myDoc.pdf)</text:span> from your current directory to SOSCIP:</text:p>
      <text:p text:style-name="P58">scp myDoc.pdf <text:span text:style-name="T60">andrevr</text:span>@<text:span text:style-name="T76">mist</text:span>.scinet.utoronto.ca:~/</text:p>
      <text:p text:style-name="P15"><text:span text:style-name="T9"><text:tab/></text:span><text:span text:style-name="T44">Note that this file will be copied to the $HOME data system</text:span></text:p>
      <text:p text:style-name="P19"/>
      <text:p text:style-name="P21">- <text:span text:style-name="T19">Transfer a directory </text:span><text:span text:style-name="T20">wi</text:span><text:span text:style-name="T24">th</text:span><text:span text:style-name="T20"> all contents</text:span>. From the directory above type:</text:p>
      <text:p text:style-name="P60"><text:soft-page-break/>scp -r myFolder <text:span text:style-name="T60">andrevr</text:span>@<text:span text:style-name="T76">mist</text:span>.scinet.utoronto.ca:/scratch/v/vida/andrevr</text:p>
      <text:p text:style-name="P20"><text:tab/>Now this f<text:span text:style-name="T77">older</text:span> was moved to $SCRATCH <text:span text:style-name="T62">under andrevr</text:span>.</text:p>
      <text:p text:style-name="P76"/>
      <text:p text:style-name="P84"/>
      <text:p text:style-name="P35"/>
      <text:h text:style-name="Heading_20_3" text:outline-level="3"><text:bookmark-start text:name="__RefHeading___Toc3012_507839422"/><text:span text:style-name="T60">3</text:span> – <text:toc-mark-start text:id="IMark94889990560040" text:outline-level="1"/>ACCESSING DATA FROM DIFFERENT <text:span text:style-name="T90">FILE</text:span> SYSTEMS<text:bookmark-end text:name="__RefHeading___Toc3012_507839422"/><text:toc-mark-end text:id="IMark94889990560040"/></text:h>
      <text:p text:style-name="P35"/>
      <text:p text:style-name="P22"><text:tab/><text:span text:style-name="T45">As explained above there are the $HOME and the $SCRATCH data systems. The $HOME has backup but only offers 50Gb of space while the $SCRATCH has 20 Tera available but no backup. </text:span></text:p>
      <text:p text:style-name="P22"><text:tab/><text:span text:style-name="T46">While running code from $HOME direct the input/output to $SCRATCH with the use of absolute path names as: </text:span><text:span text:style-name="T33">/scratch/v/vida/andrevr/videos/</text:span></text:p>
      <text:p text:style-name="P23"><text:tab/><text:span text:style-name="T75">Therefore a Python variable would look like: </text:span></text:p>
      <text:p text:style-name="P23"><text:span text:style-name="T34"><text:tab/>videoFolder = '</text:span><text:span text:style-name="T33">/scratch/v/vida/andrevr/videos/</text:span><text:span text:style-name="T34">’</text:span></text:p>
      <text:p text:style-name="P63"/>
      <text:p text:style-name="P22"><text:span text:style-name="T53"><text:tab/></text:span><text:span text:style-name="T49">LINUX - Symbolic Links</text:span></text:p>
      <text:p text:style-name="P22"><text:span text:style-name="T35"><text:tab/></text:span><text:span text:style-name="T52">An easier</text:span><text:span text:style-name="T48"> </text:span><text:span text:style-name="T52">approach to deal with directories located in different</text:span><text:span text:style-name="T48"> data systems is with the use of symbolic links.</text:span></text:p>
      <text:p text:style-name="P22"><text:span text:style-name="T48"><text:tab/></text:span><text:span text:style-name="T52">I</text:span><text:span text:style-name="T48">f you are in a folder located in $HOME and want your code to access files in $SCRATCH you can create a link with the command: </text:span><text:span text:style-name="T50">ln –s &lt;pathOrigin&gt; &lt;pathDestiny&gt;</text:span></text:p>
      <text:p text:style-name="P22"><text:span text:style-name="T48"><text:tab/>As example: </text:span><text:span text:style-name="T30">ln -s /scratch/v/vida/andrevr/videos/ videos</text:span></text:p>
      <text:p text:style-name="P70"><text:tab/>This will create a link <text:span text:style-name="T61">named ‘videos’</text:span> in your current directory, from your code you can <text:span text:style-name="T61">now</text:span> access <text:span text:style-name="T75">files</text:span> with the path <text:span text:style-name="T8">‘./videos/’</text:span></text:p>
      <text:p text:style-name="P71"><text:span text:style-name="T8"><text:tab/></text:span><text:span text:style-name="T74">For more info on symbolic links check: </text:span><text:a xlink:type="simple" xlink:href="https://kb.iu.edu/d/abbe" text:style-name="Internet_20_link" text:visited-style-name="Visited_20_Internet_20_Link"><text:span text:style-name="T74">https://kb.iu.edu/d/abbe</text:span></text:a></text:p>
      <text:p text:style-name="P85"/>
      <text:p text:style-name="P75"/>
      <text:h text:style-name="Heading_20_3" text:outline-level="3"><text:bookmark-start text:name="__RefHeading___Toc3014_507839422"/>4 – <text:toc-mark-start text:id="IMark94890021791704" text:outline-level="1"/><text:span text:style-name="T73">THE </text:span>TWO <text:span text:style-name="T80">WAYS</text:span> TO RUN A PROGRAM IN SOSCIP<text:bookmark-end text:name="__RefHeading___Toc3014_507839422"/><text:toc-mark-end text:id="IMark94890021791704"/></text:h>
      <text:p text:style-name="P13"><text:tab/>From the terminal prompt you will be able to run your programs for testing, however any task that is longer than ten minutes is killed. The only way to run longer tasks <text:span text:style-name="T75">is</text:span> <text:s/>with <text:span text:style-name="T1">job submission</text:span>.</text:p>
      <text:p text:style-name="P13"><text:tab/>To submit a job in SOSCIP you must use a script and join a queue <text:span text:style-name="T64">(shown later)</text:span>. There are two ways to run a job in SOSCIP:</text:p>
      <text:p text:style-name="P13"><text:tab/>1 – A single process that access <text:span text:style-name="T78">one or </text:span>four Tesla P100 GPU cards;</text:p>
      <text:p text:style-name="P13"><text:tab/>2 – Four parallel processes (programs) that access one Tesla P100 GPU each.</text:p>
      <text:p text:style-name="P10"/>
      <text:p text:style-name="P10"><text:tab/><text:span text:style-name="T63">The picture bellow shows the two ways to run programs in SOSCIP. </text:span></text:p>
      <text:p text:style-name="P10"><text:tab/><text:span text:style-name="T63">On the left, we have four main.py programs running four times in parallel, note that to use this job style you need a </text:span><text:span text:style-name="T3">script</text:span><text:span text:style-name="T63"> and an </text:span><text:span text:style-name="T3">input</text:span><text:span text:style-name="T63"> file (grey boxes on the bottom). </text:span></text:p>
      <text:p text:style-name="P10"><text:tab/><text:span text:style-name="T63">On the right, there is one main.py program that can access all four GPU at the same time and distributes the workload. This style of job scheduling uses only a </text:span><text:span text:style-name="T3">script </text:span><text:span text:style-name="T63">file </text:span></text:p>
      <text:p text:style-name="P10"/>
      <text:p text:style-name="P14"><text:tab/>SOSCIP technicians receive reports of the GPUs usage for each user, therefore the best option is to always try to use fully all four GPUs you have. If you use a single threaded <text:soft-page-break/>program that access one GPU only, be ready to receive an email from SOSCIP asking for explanations. <text:s text:c="2"/></text:p>
      <text:p text:style-name="P10"/>
      <text:p text:style-name="P10"><text:tab/><text:span text:style-name="T63">Now we will explain in deeper detail how to work with both job styles.</text:span></text:p>
      <text:p text:style-name="P10"/>
      <text:h text:style-name="Heading_20_3" text:outline-level="3"><text:bookmark-start text:name="__RefHeading___Toc3016_507839422"/>5 – <text:toc-mark-start text:id="IMark94890022328728" text:outline-level="1"/><text:span text:style-name="T65">JOB SCRIPT FOR</text:span> <text:span text:style-name="T68">MULTIPROCESSING</text:span> PROGRAMS<text:bookmark-end text:name="__RefHeading___Toc3016_507839422"/><text:toc-mark-end text:id="IMark94890022328728"/></text:h>
      <text:p text:style-name="P26"/>
      <text:p text:style-name="P26"><text:tab/>To run a program that can access the four GPUs at the same time you need to use some kind of multithread technique. For our example we will use the Multiprocessing python library. A good explanation of how to use Python with Multiprocessing can be found here:</text:p>
      <text:p text:style-name="P26"><text:tab/><text:a xlink:type="simple" xlink:href="https://pymotw.com/2/multiprocessing/basics.html" text:style-name="Internet_20_link" text:visited-style-name="Visited_20_Internet_20_Link">https://pymotw.com/2/multiprocessing/basics.html</text:a></text:p>
      <text:p text:style-name="P26"/>
      <text:p text:style-name="P26"/>
      <text:p text:style-name="P28"><text:tab/><text:span text:style-name="T79">To run the <text:s/>provided example locally activate the same environment created for previous examples (mist_env) and use: </text:span></text:p>
      <text:p text:style-name="P77"><text:tab/>python main.py pics 0</text:p>
      <text:p text:style-name="P79">(where “pics” is the name of folder with pictures and ‘<text:span text:style-name="T64">0,1,2,3’ </text:span>are the ids of the GPUs)</text:p>
      <text:p text:style-name="P26"><text:tab/></text:p>
      <text:p text:style-name="P26"><text:tab/></text:p>
      <text:p text:style-name="P26"><text:tab/>To run a program like the one <text:span text:style-name="T91">in </text:span><text:span text:style-name="T88">8_MIST_GPU_ParallelJobs</text:span>, you need to <text:span text:style-name="T91">use</text:span> <text:span text:style-name="T91">the</text:span> script file as the one bell<text:span text:style-name="T66">ow (file </text:span><text:span text:style-name="T87">mist.4gpu.script</text:span><text:span text:style-name="T66">). </text:span><text:s/></text:p>
      <text:p text:style-name="P26"/>
      <text:p text:style-name="P27"><draw:frame text:anchor-type="paragraph" draw:z-index="0" draw:name="Shape1" draw:style-name="gr1" draw:text-style-name="P91" svg:width="4.6071in" svg:height="2.7661in" svg:x="0.2492in" svg:y="0.0193in"><draw:text-box><text:p><text:span text:style-name="T98">#!/bin/bash</text:span></text:p><text:p><text:span text:style-name="T98">#SBATCH --nodes=1</text:span></text:p><text:p><text:span text:style-name="T98">#SBATCH --gpus-per-node=4</text:span></text:p><text:p><text:span text:style-name="T98">#SBATCH --partition=compute_full_node</text:span></text:p><text:p><text:span text:style-name="T98">#SBATCH --time=00:16:00 <text:s/># H:M:S</text:span></text:p><text:p><text:span text:style-name="T98">#SBATCH --mail-type=ALL</text:span></text:p><text:p><text:span text:style-name="T98">#SBATCH --account=soscip-3-045</text:span></text:p><text:p><text:span text:style-name="T98"/></text:p><text:p><text:span text:style-name="T98">cd $SLURM_SUBMIT_DIR # go to code/script directory</text:span></text:p><text:p><text:span text:style-name="T98"/></text:p><text:p><text:span text:style-name="T98"># loads modules </text:span></text:p><text:p><text:span text:style-name="T98">module purge <text:s/># delete all module all modules</text:span></text:p><text:p><text:span text:style-name="T98">module load anaconda3</text:span></text:p><text:p><text:span text:style-name="T98">module load cuda</text:span></text:p><text:p><text:span text:style-name="T98"/></text:p><text:p><text:span text:style-name="T98">source activate mist_env #name of your environment</text:span></text:p><text:p><text:span text:style-name="T98"/></text:p><text:p><text:span text:style-name="T98">python main.py pics 0,1,2,3 &gt; output.txt</text:span></text:p><text:p><text:span text:style-name="T98"/></text:p><text:p><text:span text:style-name="T98">hostname</text:span></text:p><text:p><text:span text:style-name="T98">nvidia-smi #use this to get the cuda report</text:span></text:p><text:p><text:span text:style-name="T98"/></text:p></draw:text-box></draw:frame></text:p>
      <text:p text:style-name="P33">Run the job with <text:span text:style-name="T86">sbatch mist.4gpu.script</text:span></text:p>
      <text:p text:style-name="P26"/>
      <text:p text:style-name="P26"/>
      <text:p text:style-name="P26"/>
      <text:p text:style-name="P26"/>
      <text:p text:style-name="P26"/>
      <text:p text:style-name="P26"/>
      <text:p text:style-name="P87"/>
      <text:h text:style-name="Heading_20_3" text:outline-level="3"><text:bookmark-start text:name="__RefHeading___Toc3020_507839422"/><text:soft-page-break/><text:span text:style-name="T97">6</text:span> – <text:toc-mark-start text:id="IMark94890023847448" text:outline-level="1"/><text:span text:style-name="T73">HOW TO SUBMIT A JOB</text:span><text:bookmark-end text:name="__RefHeading___Toc3020_507839422"/><text:toc-mark-end text:id="IMark94890023847448"/></text:h>
      <text:p text:style-name="P38"/>
      <text:p text:style-name="P52">Check short interactive job <text:s/><text:span text:style-name="T83">debugjob --clean -g G</text:span><text:span text:style-name="T84">=</text:span><text:span text:style-name="T85">4 </text:span></text:p>
      <text:p text:style-name="P80"><text:span text:style-name="T81">(</text:span>this will give you <text:span text:style-name="T82">4</text:span> GPU to test your <text:span text:style-name="T82">code for 30 minutes, it is necessary to reload the modules and env, for 1 GPU use parameter G=1</text:span>)</text:p>
      <text:p text:style-name="P38"/>
      <text:p text:style-name="P42"><text:span text:style-name="T69"><text:tab/>Now that you are ready to run a program with a script file, t</text:span>he next step is to submit a job command <text:span text:style-name="T69">like</text:span>: <text:span text:style-name="T28">sbatch myJob.script</text:span></text:p>
      <text:p text:style-name="P81"/>
      <text:p text:style-name="P37"/>
      <text:p text:style-name="P42"><text:tab/>Your job is created <text:span text:style-name="T38">and</text:span> will join a queue to be executed. <text:span text:style-name="T39">The command to check the job queue is: </text:span><text:span text:style-name="T28">squeue</text:span><text:span text:style-name="T36"> </text:span><text:span text:style-name="T92">or</text:span><text:span text:style-name="T37"> </text:span><text:span text:style-name="T31">squeue –me</text:span></text:p>
      <text:p text:style-name="P42"><text:span text:style-name="T31"><text:tab/></text:span><text:span text:style-name="T93">To check running or pending jobs use </text:span></text:p>
      <text:p text:style-name="P62"><text:tab/>squeue -u andrevr -t RUNNING</text:p>
      <text:p text:style-name="P62"><text:tab/>squeue -u andrevr -t PENDING</text:p>
      <text:p text:style-name="P61"/>
      <text:p text:style-name="P43"><text:span text:style-name="T51">T</text:span><text:span text:style-name="T47">o cancel a job type:</text:span><text:span text:style-name="T27"> scancel &lt;jobid&gt;</text:span></text:p>
      <text:p text:style-name="P44"/>
      <text:p text:style-name="P40"><text:span text:style-name="T69">When done, t</text:span>he <text:span text:style-name="T69">terminal</text:span> output code will be saved as an .out file. <text:span text:style-name="T69">There you will find a report on the usage of GPUs as the one bellow:</text:span></text:p>
      <text:p text:style-name="P40"/>
      <text:p text:style-name="P40"><text:s/></text:p>
      <text:p text:style-name="P39"/>
      <text:p text:style-name="P74">IMPORTANT NOTES:</text:p>
      <text:p text:style-name="P74"/>
      <text:p text:style-name="P72">- <text:span text:style-name="T94">Deactivate the environment before launching a job.</text:span></text:p>
      <text:p text:style-name="P72"/>
      <text:p text:style-name="P72">- <text:span text:style-name="T94">It is only possible to write output to the $SCRATH volume. Therefore direct all written output to the correct folders (or create a link…)</text:span></text:p>
      <text:p text:style-name="P72"/>
      <text:p text:style-name="P73">- <text:span text:style-name="T94">Jobs cannot access internet, therefore it is necessary to download any files (videos, NN) previously. The Inception NN must be downloaded as a file and copied to the local folder.</text:span></text:p>
      <text:p text:style-name="P73"/>
      <text:p text:style-name="P74"/>
      <text:p text:style-name="P45">- When you<text:span text:style-name="T40">r</text:span> run <text:span text:style-name="T41">a job </text:span><text:span text:style-name="T25">you can’t be logged in the same conda environment that will be activated in the job script</text:span><text:span text:style-name="T19">.</text:span> <text:span text:style-name="T40">If you are going to be logged in SOSCIP do not forget to use </text:span><text:span text:style-name="T32">conda deactivate</text:span><text:span text:style-name="T40"> before launching your job. </text:span></text:p>
      <text:p text:style-name="P41">- A job without the time parameter will have a default time <text:span text:style-name="T41">limit</text:span> of 10 minutes. If your job takes longer you will get an error <text:span text:style-name="T73">as</text:span>:</text:p>
      <text:p text:style-name="P66">*** JOB 22875 ON sgc14 CANCELLED AT 2018-11-01T23:20:29 DUE TO TIME LIMIT ***</text:p>
      <text:p text:style-name="P68">To avoid this problem <text:span text:style-name="T42">you must set an appropriate time for the job with the line as </text:span></text:p>
      <text:p text:style-name="P64"/>
      <text:p text:style-name="P86"><text:toc-mark text:string-value="SOURCES" text:outline-level="1"/><text:span text:style-name="T71">SOURCES</text:span>:</text:p>
      <text:p text:style-name="P46"/>
      <text:p text:style-name="P46">- Introduction to BGQ (presentation)</text:p>
      <text:p text:style-name="P57"><text:a xlink:type="simple" xlink:href="https://wiki.scinet.utoronto.ca/wiki/images/9/9a/Bgqintro.pdf" text:style-name="Internet_20_link" text:visited-style-name="Visited_20_Internet_20_Link"><text:span text:style-name="T57">https://wiki.scinet.utoronto.ca/wiki/images/9/9a/Bgqintro.pdf</text:span></text:a></text:p>
      <text:p text:style-name="P54"/>
      <text:p text:style-name="P46">- SCINET <text:span text:style-name="T72">Tutorial</text:span></text:p>
      <text:p text:style-name="P47"><text:a xlink:type="simple" xlink:href="https://wiki.scinet.utoronto.ca/wiki/images/5/54/SciNet_Tutorial.pdf" text:style-name="Internet_20_link" text:visited-style-name="Visited_20_Internet_20_Link"><text:span text:style-name="T19">https://wiki.scinet.utoronto.ca/wiki/images/5/54/SciNet_Tutorial.pdf</text:span></text:a></text:p>
      <text:p text:style-name="P47"/>
      <text:p text:style-name="P48">- SCINET Wiki on Compilers</text:p>
      <text:p text:style-name="P48"><text:a xlink:type="simple" xlink:href="https://wiki.scinet.utoronto.ca/wiki/index.php/BGQ#Compilers" text:style-name="Internet_20_link" text:visited-style-name="Visited_20_Internet_20_Link"><text:span text:style-name="T19">https://wiki.scinet.utoronto.ca/wiki/index.php/BGQ#Compilers</text:span></text:a></text:p>
      <text:p text:style-name="P48"/>
      <text:p text:style-name="P49">- SCINET with TensorFlow</text:p>
      <text:p text:style-name="P50"><text:a xlink:type="simple" xlink:href="https://docs.scinet.utoronto.ca/index.php/SOSCIP_GPU#TensorFlow" text:style-name="Internet_20_link" text:visited-style-name="Visited_20_Internet_20_Link">https://docs.scinet.utoronto.ca/index.php/SOSCIP_GPU#TensorFlow</text:a></text:p>
      <text:p text:style-name="P50"/>
      <text:p text:style-name="P51">- SCINET File Transfer</text:p>
      <text:p text:style-name="P51"><text:a xlink:type="simple" xlink:href="https://docs.scinet.utoronto.ca/index.php/BGQ#Filesystem" text:style-name="Internet_20_link" text:visited-style-name="Visited_20_Internet_20_Link">https://docs.scinet.utoronto.ca/index.php/BGQ#Filesystem</text:a></text:p>
      <text:p text:style-name="P59"/>
      <text:p text:style-name="P65"/>
      <text:p text:style-name="P5"/>
      <text:p text:style-name="P5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0:45:58.868006918</meta:creation-date>
    <dc:date>2020-11-16T08:23:23.896657721</dc:date>
    <meta:editing-duration>PT8H27S</meta:editing-duration>
    <meta:editing-cycles>35</meta:editing-cycles>
    <meta:generator>LibreOffice/6.0.7.3$Linux_X86_64 LibreOffice_project/00m0$Build-3</meta:generator>
    <meta:document-statistic meta:table-count="1" meta:image-count="0" meta:object-count="0" meta:page-count="6" meta:paragraph-count="99" meta:word-count="1226" meta:character-count="7419" meta:non-whitespace-character-count="6198"/>
  </office:meta>
</office:document-meta>
</file>